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fo:font-size="29pt" style:font-size-asian="29pt" style:font-size-complex="29pt"/>
    </style:style>
    <style:style style:name="P4" style:family="paragraph" style:parent-style-name="Standard">
      <style:text-properties fo:font-size="36pt" style:font-size-asian="36pt" style:font-size-complex="36pt"/>
    </style:style>
    <style:style style:name="P5" style:family="paragraph" style:parent-style-name="Standard">
      <style:paragraph-properties fo:text-align="center" style:justify-single-word="false"/>
      <style:text-properties fo:font-size="36pt" style:font-size-asian="36pt" style:font-size-complex="36pt"/>
    </style:style>
    <style:style style:name="P6" style:family="paragraph" style:parent-style-name="Standard">
      <style:paragraph-properties fo:text-align="center" style:justify-single-word="false"/>
      <style:text-properties fo:font-size="49pt" style:font-size-asian="49pt" style:font-size-complex="49pt"/>
    </style:style>
    <style:style style:name="P7" style:family="paragraph" style:parent-style-name="Standard">
      <style:text-properties style:text-underline-style="none"/>
    </style:style>
    <style:style style:name="P8" style:family="paragraph" style:parent-style-name="Standard">
      <style:text-properties fo:font-weight="normal"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orme de la Práctica Profesional Supervisada</text:p>
      <text:p text:style-name="P3">(Primer Informe)</text:p>
      <text:p text:style-name="Standard"/>
      <text:p text:style-name="Standard"/>
      <text:p text:style-name="Standard"/>
      <text:p text:style-name="Standard"/>
      <text:p text:style-name="P5"/>
      <text:p text:style-name="P5">Programación de Celdas paramétricas (Pcells) para Diseño Analógico en VLSI </text:p>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lumno: <text:tab/><text:tab/><text:tab/>Leandro Mársó</text:p>
      <text:p text:style-name="P2">Matrícula: <text:tab/><text:tab/>199804286</text:p>
      <text:p text:style-name="P2">Supervisor: <text:tab/><text:tab/>Ing. Alejandro Aguirre</text:p>
      <text:p text:style-name="P2">Tutor: <text:tab/><text:tab/><text:tab/>Ing. Pablo Recabarren</text:p>
      <text:p text:style-name="P2">Empresa: <text:tab/><text:tab/>Clariphy Argentina S.A.</text:p>
      <text:p text:style-name="P2">Cátedra: <text:tab/><text:tab/><text:tab/>Práctica Profesional Supervisada</text:p>
      <text:p text:style-name="P2">Fecha: <text:tab/><text:tab/><text:tab/>Agosto 2014</text:p>
      <text:h text:style-name="Heading_20_3" text:outline-level="3"><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soft-page-break/>Introducción</text:h>
      <text:p text:style-name="P8"/>
      <text:p text:style-name="P8">Debido a la posibilidad de integrar una cantidad elevada de compuertas digitales en un solo chip, el diseño de circuitos integrados hoy en día se realiza casi exclusivamente con procesos de fabricación pensados para los sistemas digitales, que son los transistores de efecto de campo. La razón es puramente económica: a mayor capacidad de integración de sistemas, menor costo de fabricación por unidad. </text:p>
      <text:p text:style-name="P8"/>
      <text:p text:style-name="P8">Surgieron por esta razón gran cantidad de sistemas denominados Circuitos Integrados de Aplicación Específica (ASIC por sus siglas en inglés). Estos ASICs realizados con teconologías ideales para realizar compuertas lógicas, pero lentos (comparados con los transistores bipolares) para los circuitos analógicos. A pesar de ello, y por la necesidad de realizar cualquier interfase con el mundo exterior al chip, estos ASICs también tienen circuitos analógicos con grandes requerimientos de velocidad y bajo consumo.</text:p>
      <text:p text:style-name="P8"/>
      <text:p text:style-name="P8">Existe entonces una forma de diseñar los circuitos analógicos con herramientas específicas. El flujo de diseño es: Diseño del circuito a nivel de esquemático, simulación tipo SPICE de este circuito<text:span text:style-name="T5">, estimando </text:span>las capacidades parásitas basado en la experiencia y la tecnología de fabricación. Luego se realiza el dibujo <text:span text:style-name="T5">(</text:span><text:span text:style-name="T3">layout</text:span><text:span text:style-name="T5">) real </text:span>del circuito, con los transistores y sus interconexiones realizadas con las distintas capas de metal disponibles. Luego se utiliza un programa que extrae las capacidades y resistencias parásitas de este circuito, y se vuelve a simular el circuito pero con los parásitos reales. Si no cumple las especificaciones de diseño, se vuelve a modificar el diseño a nivel de esquemático o de <text:span text:style-name="T3">layout</text:span><text:span text:style-name="T5"> (si es posible mejorarlo), para nuevamente extraer parásitos y simular. Este proceso iterativo se realiza hasta que cumpla con las especificaciones, y como resultado tenemos el </text:span><text:span text:style-name="T3">layout</text:span><text:span text:style-name="T5"> del circuito analógico, que luego será conectado con el resto del sistema.</text:span></text:p>
      <text:p text:style-name="P1"/>
      <text:p text:style-name="P1"/>
      <text:h text:style-name="Heading_20_3" text:outline-level="3">Objetivo</text:h>
      <text:p text:style-name="P1"><text:s/></text:p>
      <text:p text:style-name="Standard">El objetivo planteado para esta primera etapa fue el de capacitación en la herramienta de diseño y en el lenguaje de programación de extensión del mismo. </text:p>
      <text:p text:style-name="P1"/>
      <text:h text:style-name="Heading_20_3" text:outline-level="3">Resultados</text:h>
      <text:p text:style-name="Standard"/>
      <text:p text:style-name="Standard">Aprendizaje sobre la tecnología disponible de fabricación y las herramientas necesarias de diseño utilizadas.</text:p>
      <text:p text:style-name="Standard"/>
      <text:p text:style-name="Standard">Sobre el proceso de fabricación en particular, fue necesario tener en claro las reglas que todo diseño de layout deberá cumplir para poder ser fabricado. Estas son principalmente de DRC (Design Rule Check) y de electromigración. Ya que nos imponen límites físicos para las dimensiones y disposición en el plano de las distintas capas que se utilizan para realizar el layout.</text:p>
      <text:p text:style-name="Standard"/>
      <text:p text:style-name="Standard">Se utilizó la herramienta <text:bookmark text:name="VirtuosoLayoutSuiteSKILLReference"/><text:span text:style-name="T2">Virtuoso Layout Suite L</text:span> de Cadence para la creación de las máscaras <text:s/>(Layout) del circuito analógico. También fué necesario usar la herramienta para creación de circuitos esquemáticos <text:s/><text:bookmark text:name="VirtuosoLayoutSuiteSKILLReference1"/><text:span text:style-name="T2">Virtuoso Layout Suite S,</text:span><text:span text:style-name="T4"> también de Cadence.</text:span></text:p>
      <text:p text:style-name="Standard"/>
      <text:p text:style-name="Standard">Para la automatización y extensión de uso de este programa, se aprendió a utilizar un lenguaje de programación en un lenguaje <text:s/>de extensión del CAD utilizado. En el caso de <text:span text:style-name="T2">Virtuoso</text:span>, el lenguaje que se puede utilizar es una variante de LISP llamada <text:span text:style-name="T2">SKILL, </text:span><text:span text:style-name="T4">que ya viene completamente </text:span><text:soft-page-break/><text:span text:style-name="T4">integrado en el CAD</text:span>.</text:p>
      <text:p text:style-name="Standard">También se realizó una búsqueda de un IDE de desarrollo de software para poder trabajar con este lenguaje. Por ser un lenguaje propio de la empresa que desarrolla el CAD, no se encontraron plugins para esta variante de lenguaje en particular. Además, según el nivel de complejidad de los procesos a automatizar, se consideró que por ahora es suficiente con un resaltador de sintaxis de LISP para poder programar comodamente.</text:p>
      <text:p text:style-name="Standard"><text:s/></text:p>
      <text:p text:style-name="Standard">El lenguaje SKILL contiene librerías que nos permiten operar sobre los archivos de tecnología, y se realizó un estudio y pruebas simples sobre esas funciones. También se probaron funciones que nos permite acceder a toda la base de datos del conjunto de diseños.</text:p>
      <text:p text:style-name="Standard"/>
      <text:p text:style-name="Standard">Se realizaron algunas pruebas de uso para automatizar acciones realizadas frecuentemente, de forma exitosa.</text:p>
      <text:p text:style-name="Standard"/>
      <text:p text:style-name="Standard">También se vieron el <text:span text:style-name="T3">layout </text:span>de circuitos de alta velocidad realizados por diseñadores expertos, para recoger patrones constructiovs a automatizar.</text:p>
      <text:p text:style-name="Standard"/>
      <text:p text:style-name="Standard">Por último fué necesario estudiar la documentación disponible sobre la tecnología denominada <text:span text:style-name="T2">Component Description Format (CDF)</text:span><text:span text:style-name="T4">,</text:span><text:span text:style-name="T2"> </text:span><text:span text:style-name="T4">que básicamente nos permite describir los parámetros y atributos de los parámetros de componentes individuales (una celda) o una librería de componentes. Esta parte es necesaria ya que el objetivo es crear y describir nuevos componentes (las celdas </text:span><text:span text:style-name="T1">parametrizadas</text:span><text:span text:style-name="T4">)</text:span> <text:s text:c="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irma Supervisor <text:s text:c="103"/>Firma Tu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 </meta:initial-creator>
    <meta:creation-date>2014-09-09T21:18:29</meta:creation-date>
    <dc:date>2014-10-02T11:44:27</dc:date>
    <dc:creator>lean </dc:creator>
    <meta:editing-duration>P2DT4H33M43S</meta:editing-duration>
    <meta:editing-cycles>19</meta:editing-cycles>
    <meta:generator>LibreOffice/3.5$Linux_x86 LibreOffice_project/350m1$Build-2</meta:generator>
    <meta:document-statistic meta:table-count="0" meta:image-count="0" meta:object-count="0" meta:page-count="4" meta:paragraph-count="29" meta:word-count="730" meta:character-count="4938" meta:non-whitespace-character-count="4103"/>
  </office:meta>
</office:document-meta>
</file>